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officeooo:rsid="0027cc6e" style:font-weight-asian="normal" style:font-weight-complex="normal"/>
    </style:style>
    <style:style style:name="T24" style:family="text">
      <style:text-properties officeooo:rsid="0027c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56"/>
      <text:p text:style-name="P56"/>
      <text:p text:style-name="P5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56"/>
      <text:p text:style-name="P5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56"/>
      <text:p text:style-name="P56"/>
      <text:p text:style-name="P5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56"/>
      <text:p text:style-name="P5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7"/>
      <text:p text:style-name="P6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5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5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5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6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6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61"/>
      <text:p text:style-name="P61"/>
      <text:p text:style-name="P6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61"/>
      <text:p text:style-name="P61"/>
      <text:p text:style-name="P6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6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6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6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6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6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69"/>
      <text:p text:style-name="P69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70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71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72"/>
      <text:p text:style-name="P72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73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73"/>
      <text:p text:style-name="P73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74"/>
      <text:p text:style-name="P74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75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78"/>
      <text:p text:style-name="P75">D<text:span text:style-name="T12">imecres</text:span><text:tab/><text:span text:style-name="T17">08</text:span>/<text:span text:style-name="T14">11</text:span>/23</text:p>
      <text:p text:style-name="P53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3"/>
      <text:p text:style-name="P53"/>
      <text:p text:style-name="P76">D<text:span text:style-name="T12">ijous</text:span><text:tab/><text:tab/><text:span text:style-name="T17">09</text:span>/<text:span text:style-name="T14">11</text:span>/23</text:p>
      <text:p text:style-name="P54"><text:span text:style-name="T21">Examen.</text:span> </text:p>
      <text:p text:style-name="P54"/>
      <text:p text:style-name="P54"/>
      <text:p text:style-name="P77">D<text:span text:style-name="T12">illuns</text:span><text:tab/><text:span text:style-name="T22">13</text:span>/<text:span text:style-name="T14">11</text:span>/23</text:p>
      <text:p text:style-name="P55"><text:span text:style-name="T22">Corregim examen.</text:span> </text:p>
      <text:p text:style-name="P52">Baixem al taller.</text:p>
      <text:p text:style-name="P55"/>
      <text:p text:style-name="P82"/>
      <text:p text:style-name="P82">D<text:span text:style-name="T12">imarts<text:tab/>14/11/23</text:span><text:span text:style-name="T23"> </text:span></text:p>
      <text:p text:style-name="P81">Baixem al taller, <text:a xlink:type="simple" xlink:href="https://paulinoposada.github.io/web_mec/documents/taller_plano_roscas.pdf"><text:span text:style-name="T24">pràctica 2</text:span></text:a>.</text:p>
      <text:p text:style-name="P80"/>
      <text:p text:style-name="P80"/>
      <text:p text:style-name="P82">D<text:span text:style-name="T12">imecres<text:tab/>15/11/23</text:span><text:span text:style-name="T23"> </text:span></text:p>
      <text:p text:style-name="P81">Baixem al taller, <text:a xlink:type="simple" xlink:href="https://paulinoposada.github.io/web_mec/documents/taller_plano_roscas.pdf"><text:span text:style-name="T24">pràctica 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5T19:05:27.569248255</dc:date>
    <meta:editing-duration>PT27M52S</meta:editing-duration>
    <meta:editing-cycles>41</meta:editing-cycles>
    <meta:document-statistic meta:table-count="0" meta:image-count="0" meta:object-count="0" meta:page-count="4" meta:paragraph-count="105" meta:word-count="569" meta:character-count="3787" meta:non-whitespace-character-count="3300"/>
  </office:meta>
</office:document-meta>
</file>